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651cm"/>
    </style:style>
    <style:style style:name="gr3" style:family="graphic" style:parent-style-name="standard">
      <style:graphic-properties draw:stroke="none" svg:stroke-color="#000000" draw:fill="none" draw:fill-color="#ffffff" fo:min-height="1.27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3.81cm"/>
    </style:style>
    <style:style style:name="P1" style:family="paragraph">
      <style:paragraph-properties fo:text-align="start"/>
      <style:text-properties fo:font-size="10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53cm" svg:height="3.048cm" draw:transform="skewX (-0.00383972435438753) translate (7.731cm 13.827cm)">
          <text:p text:style-name="P1">gserv.http {</text:p>
          <text:p text:style-name="P1"/>
          <text:p text:style-name="P1">resource(bkRes)</text:p>
          <text:p text:style-name="P1">resource(userRes)</text:p>
          <text:p text:style-name="P1">}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39cm" svg:height="6.731cm" svg:x="8.874cm" svg:y="1.127cm">
          <text:p text:style-name="P1"><text:span text:style-name="T1">def bkRes =</text:span></text:p>
          <text:p text:style-name="P1"><text:span text:style-name="T1"><text:s/></text:span><text:span text:style-name="T1">gserv.resource(“/books”){</text:span></text:p>
          <text:p text:style-name="P1"><text:span text:style-name="T1"><text:s text:c="4"/></text:span><text:span text:style-name="T1">// responds <text:s/>to /books/all</text:span></text:p>
          <text:p text:style-name="P1"><text:span text:style-name="T1"><text:s text:c="4"/></text:span><text:span text:style-name="T1">get(“/faq”, file(“BooksFaq.html”))</text:span></text:p>
          <text:p text:style-name="P1"><text:span text:style-name="T1"><text:s text:c="4"/></text:span><text:span text:style-name="T1">// responds <text:s/>to /books/all</text:span></text:p>
          <text:p text:style-name="P1"><text:span text:style-name="T1"><text:s text:c="4"/></text:span><text:span text:style-name="T1">get(“:id)”, { id -&gt;</text:span></text:p>
          <text:p text:style-name="P1"><text:span text:style-name="T1"><text:s text:c="8"/></text:span><text:span text:style-name="T1">def book = bookService.get( id )</text:span></text:p>
          <text:p text:style-name="P1"><text:span text:style-name="T1"><text:s text:c="8"/></text:span><text:span text:style-name="T1">writeJson(book)</text:span></text:p>
          <text:p text:style-name="P1"><text:span text:style-name="T1"><text:s text:c="4"/></text:span><text:span text:style-name="T1">}</text:span></text:p>
          <text:p text:style-name="P1"><text:span text:style-name="T1"><text:s text:c="4"/></text:span><text:span text:style-name="T1">// responds <text:s/>to /books/all</text:span></text:p>
          <text:p text:style-name="P1"><text:span text:style-name="T1"><text:s text:c="4"/></text:span><text:span text:style-name="T1">get(“/all”, { <text:s/>-&gt;</text:span></text:p>
          <text:p text:style-name="P1"><text:span text:style-name="T1"><text:s text:c="8"/></text:span><text:span text:style-name="T1">def books = bookService.allBooks ()</text:span></text:p>
          <text:p text:style-name="P1"><text:span text:style-name="T1"><text:s text:c="8"/></text:span><text:span text:style-name="T1">header(“content-type”, “application/json”)</text:span></text:p>
          <text:p text:style-name="P1"><text:span text:style-name="T1"><text:s text:c="8"/></text:span><text:span text:style-name="T1">writeJSON(books)</text:span></text:p>
          <text:p text:style-name="P1"><text:span text:style-name="T1"><text:s text:c="4"/></text:span><text:span text:style-name="T1">})</text:span></text:p>
          <text:p text:style-name="P1"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381cm" svg:height="9.785cm" svg:x="1.127cm" svg:y="1.121cm">
          <text:p text:style-name="P1"><text:span text:style-name="T1">def userResource = </text:span></text:p>
          <text:p text:style-name="P1"><text:span text:style-name="T1">gserv.resource("/users"){</text:span></text:p>
          <text:p text:style-name="P1"><text:span text:style-name="T1"><text:s text:c="4"/></text:span><text:span text:style-name="T1">get(“:id”) {id -&gt;</text:span></text:p>
          <text:p text:style-name="P1"><text:span text:style-name="T1"><text:s text:c="5"/></text:span><text:span text:style-name="T1">def u=service.getUser(id)</text:span></text:p>
          <text:p text:style-name="P1"><text:span text:style-name="T1"><text:s text:c="5"/></text:span><text:span text:style-name="T1">template("user.html", u)</text:span></text:p>
          <text:p text:style-name="P1"><text:span text:style-name="T1"><text:s text:c="5"/></text:span><text:span text:style-name="T1">}</text:span></text:p>
          <text:p text:style-name="P1"><text:span text:style-name="T1"><text:s text:c="4"/></text:span><text:span text:style-name="T1">put { istream -&gt;</text:span></text:p>
          <text:p text:style-name="P1"><text:span text:style-name="T1"/></text:p>
          <text:p text:style-name="P1"><text:span text:style-name="T1"><text:s text:c="8"/></text:span><text:span text:style-name="T1">def user = to.json(istream) as User</text:span></text:p>
          <text:p text:style-name="P1"><text:span text:style-name="T1"><text:s text:c="8"/></text:span><text:span text:style-name="T1">service.updateUser( user )</text:span></text:p>
          <text:p text:style-name="P1"><text:span text:style-name="T1"><text:s text:c="8"/></text:span><text:span text:style-name="T1">template("user.html", user)</text:span></text:p>
          <text:p text:style-name="P1"><text:span text:style-name="T1"><text:s text:c="4"/></text:span><text:span text:style-name="T1">}</text:span></text:p>
          <text:p text:style-name="P1"><text:span text:style-name="T1"/></text:p>
          <text:p text:style-name="P1"><text:span text:style-name="T1"><text:s text:c="4"/></text:span><text:span text:style-name="T1">post { istream -&gt;</text:span></text:p>
          <text:p text:style-name="P1"><text:span text:style-name="T1"><text:s text:c="8"/></text:span><text:span text:style-name="T1">def u = to.json(istream) as User</text:span></text:p>
          <text:p text:style-name="P1"><text:span text:style-name="T1"><text:s text:c="8"/></text:span><text:span text:style-name="T1">service.createUser(u)</text:span></text:p>
          <text:p text:style-name="P1"><text:span text:style-name="T1"><text:s text:c="8"/></text:span><text:span text:style-name="T1">template("user.html", u)</text:span></text:p>
          <text:p text:style-name="P1"><text:span text:style-name="T1"><text:s text:c="4"/></text:span><text:span text:style-name="T1">}</text:span></text:p>
          <text:p text:style-name="P1"><text:span text:style-name="T1"/></text:p>
          <text:p text:style-name="P1"><text:span text:style-name="T1"><text:s text:c="4"/></text:span><text:span text:style-name="T1">delete(/:id) { id -&gt;</text:span></text:p>
          <text:p text:style-name="P1"><text:span text:style-name="T1"><text:s text:c="8"/></text:span><text:span text:style-name="T1">def bk = service.removeUser(id)</text:span></text:p>
          <text:p text:style-name="P1"><text:span text:style-name="T1"><text:s text:c="8"/></text:span><text:span text:style-name="T1">writeJson{[ok:true])</text:span></text:p>
          <text:p text:style-name="P1"><text:span text:style-name="T1"><text:s text:c="4"/></text:span><text:span text:style-name="T1">}</text:span></text:p>
          <text:p text:style-name="P1"><text:span text:style-name="T1">}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572cm" svg:height="1.901cm" svg:x="1.381cm" svg:y="12.303cm">
          <draw:text-box>
            <text:p text:style-name="P3"><text:span text:style-name="T2">GET /user/:id</text:span></text:p>
            <text:p text:style-name="P3"><text:span text:style-name="T2">PUT /user</text:span></text:p>
            <text:p text:style-name="P3"><text:span text:style-name="T2">POST /user</text:span></text:p>
            <text:p text:style-name="P3"><text:span text:style-name="T2">DELETE /user/:id</text:span></text:p>
          </draw:text-box>
        </draw:frame>
        <draw:frame draw:style-name="gr3" draw:text-style-name="P3" draw:layer="layout" svg:width="3.01cm" svg:height="1.524cm" svg:x="11.22cm" svg:y="9.763cm">
          <draw:text-box>
            <text:p text:style-name="P3"><text:span text:style-name="T2">GET /books/faq</text:span></text:p>
            <text:p text:style-name="P3"><text:span text:style-name="T2">GET /books/:id</text:span></text:p>
            <text:p text:style-name="P3"><text:span text:style-name="T2">GET /books/all</text:span></text:p>
          </draw:text-box>
        </draw:frame>
        <draw:line draw:style-name="gr4" draw:text-style-name="P2" draw:layer="layout" svg:x1="2.397cm" svg:y1="10.906cm" svg:x2="2.397cm" svg:y2="12.176cm">
          <text:p/>
        </draw:line>
        <draw:line draw:style-name="gr4" draw:text-style-name="P2" draw:layer="layout" svg:x1="12.73cm" svg:y1="7.858cm" svg:x2="12.73cm" svg:y2="9.763cm">
          <text:p/>
        </draw:line>
        <draw:line draw:style-name="gr4" draw:text-style-name="P2" draw:layer="layout" svg:x1="9.89cm" svg:y1="14.843cm" svg:x2="9.89cm" svg:y2="7.858cm">
          <text:p/>
        </draw:line>
        <draw:line draw:style-name="gr4" draw:text-style-name="P2" draw:layer="layout" svg:x1="7.858cm" svg:y1="15.605cm" svg:x2="4.429cm" svg:y2="14.081cm">
          <text:p/>
        </draw:line>
        <draw:frame draw:style-name="gr5" draw:text-style-name="P3" draw:layer="layout" svg:width="3.302cm" svg:height="4.06cm" svg:x="8.112cm" svg:y="17.891cm">
          <draw:text-box>
            <text:p text:style-name="P3"><text:span text:style-name="T2">GET /user/:id</text:span></text:p>
            <text:p text:style-name="P3"><text:span text:style-name="T2">PUT /user</text:span></text:p>
            <text:p text:style-name="P3"><text:span text:style-name="T2">POST /user</text:span></text:p>
            <text:p text:style-name="P3"><text:span text:style-name="T2">DELETE /user/:id</text:span></text:p>
            <text:p text:style-name="P3"><text:span text:style-name="T2">GET /books/faq</text:span></text:p>
            <text:p text:style-name="P3"><text:span text:style-name="T2">GET /books/:id</text:span></text:p>
            <text:p text:style-name="P3"><text:span text:style-name="T2">GET /books/all</text:span></text:p>
          </draw:text-box>
        </draw:frame>
        <draw:line draw:style-name="gr4" draw:text-style-name="P2" draw:layer="layout" svg:x1="9.382cm" svg:y1="16.875cm" svg:x2="9.382cm" svg:y2="18.0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4T00:49:25.284000000</meta:creation-date>
    <dc:date>2014-02-04T09:08:38.887000000</dc:date>
    <meta:editing-duration>PT7H48M41S</meta:editing-duration>
    <meta:editing-cycles>3</meta:editing-cycles>
    <meta:generator>LibreOffice/4.2.0.4$Windows_x86 LibreOffice_project/05dceb5d363845f2cf968344d7adab8dcfb2ba71</meta:generator>
    <meta:document-statistic meta:object-count="11"/>
  </office:meta>
</office:document-meta>
</file>